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9.12283333333333cm"/>
    </style:style>
    <style:style style:name="co2" style:family="table-column">
      <style:table-column-properties fo:break-before="auto" style:column-width="8.9535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www.Clapii.com/</text:p>
          </table:table-cell>
          <table:table-cell office:value-type="string" table:style-name="ce1">
            <text:p>www.Clapii.com/index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films</text:p>
          </table:table-cell>
          <table:table-cell office:value-type="string" table:style-name="ce1">
            <text:p>www.Clapii.com/films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f/Matrix</text:p>
          </table:table-cell>
          <table:table-cell office:value-type="string" table:style-name="ce1">
            <text:p>www.Clapii.com/film.php?idFilm=3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f/Avengers</text:p>
          </table:table-cell>
          <table:table-cell office:value-type="string" table:style-name="ce1">
            <text:p>www.Clapii.com/film.php?idFilm=7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compte</text:p>
          </table:table-cell>
          <table:table-cell office:value-type="string" table:style-name="ce1">
            <text:p>www.Clapii.com/compt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compte/modifier</text:p>
          </table:table-cell>
          <table:table-cell office:value-type="string" table:style-name="ce1">
            <text:p>www.Clapii.com/modifierCompt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admin/films</text:p>
          </table:table-cell>
          <table:table-cell office:value-type="string" table:style-name="ce1">
            <text:p>www.Clapii.com/administration/films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admin/modifier/film</text:p>
          </table:table-cell>
          <table:table-cell office:value-type="string" table:style-name="ce1">
            <text:p>www.Clapii.com/administration/modifier-film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admin/ajouter/film</text:p>
          </table:table-cell>
          <table:table-cell office:value-type="string" table:style-name="ce2">
            <text:p>www.Clapii.com/administration/ajouter-film.php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<text:a xlink:href="http://www.clapii.com/boutique">www.Clapii.com/boutique</text:a></text:p>
          </table:table-cell>
          <table:table-cell office:value-type="string" table:style-name="ce3">
            <text:p><text:a xlink:href="http://www.clapii.com/boutique.php">www.Clapii.com/boutique.php</text:a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<text:a xlink:href="http://www.clapii.com/a/tasse">www.Clapii.com/a/tasse</text:a></text:p>
          </table:table-cell>
          <table:table-cell office:value-type="string" table:style-name="ce3">
            <text:p><text:a xlink:href="http://www.clapii.com/article.php?idArticle=1423">www.Clapii.com/article.php?idArticle=1423</text:a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Clémentine Allard</dc:creator>
    <meta:creation-date>2020-01-31T14:17:41Z</meta:creation-date>
    <dc:date>2020-02-18T19:16:47Z</dc:date>
    <meta:editing-cycles>1</meta:editing-cycles>
    <meta:editing-duration>PT589S</meta:editing-duration>
  </office:meta>
</office:document-meta>
</file>